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16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Circle" draw:marker-start-width="0.1cm" draw:marker-end="Arrow_20_concave" draw:marker-end-width="0.2cm" draw:textarea-horizontal-align="center" draw:textarea-vertical-align="middle"/>
    </style:style>
    <style:style style:name="gr7" style:family="graphic" style:parent-style-name="standard">
      <style:graphic-properties draw:stroke="none" draw:fill="none" fo:min-height="2.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</style:style>
    <style:style style:name="P3" style:family="paragraph">
      <style:paragraph-properties fo:margin-left="0cm" fo:margin-right="0cm" fo:text-align="center" fo:text-indent="0cm">
        <style:tab-stops/>
      </style:paragraph-properties>
      <style:text-properties fo:font-family="'Lucida Sans Typewriter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line-height="150%" fo:text-indent="0cm">
        <style:tab-stops/>
      </style:paragraph-properties>
    </style:style>
    <style:style style:name="P5" style:family="paragraph">
      <style:paragraph-properties fo:margin-left="0cm" fo:margin-right="0cm" fo:line-height="150%" fo:text-indent="0cm">
        <style:tab-stops/>
      </style:paragraph-properties>
      <style:text-properties fo:font-family="'Lucida Sans Typewriter'" style:font-family-generic="modern" style:font-pitch="fixed" fo:font-size="6pt" style:font-size-asian="6pt" style:font-size-complex="6pt"/>
    </style:style>
    <style:style style:name="P6" style:family="paragraph">
      <style:paragraph-properties fo:margin-left="0cm" fo:margin-right="0cm" fo:line-height="150%" fo:text-indent="0cm">
        <style:tab-stops/>
      </style:paragraph-properties>
      <style:text-properties fo:font-family="'Lucida Sans Typewriter'" style:font-family-generic="modern" style:font-pitch="fixed" fo:font-size="6pt" fo:font-style="italic" style:font-size-asian="6pt" style:font-style-asian="italic" style:font-size-complex="6pt" style:font-style-complex="italic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'Lucida Sans'" style:font-family-generic="swiss" style:font-pitch="variable" fo:font-weight="bold" style:font-weight-asian="bold" style:font-weight-complex="bold"/>
    </style:style>
    <style:style style:name="P9" style:family="paragraph">
      <style:text-properties fo:font-family="'Lucida Sans Typewriter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line-height="100%" fo:text-indent="0cm">
        <style:tab-stops/>
      </style:paragraph-properties>
    </style:style>
    <style:style style:name="P11" style:family="paragraph">
      <style:paragraph-properties fo:margin-left="0cm" fo:margin-right="0cm" fo:line-height="100%" fo:text-indent="0cm">
        <style:tab-stops/>
      </style:paragraph-properties>
      <style:text-properties fo:font-family="'Lucida Sans Typewriter'" style:font-family-generic="modern" style:font-pitch="fixed" fo:font-size="6pt" style:font-size-asian="6pt" style:font-size-complex="6pt"/>
    </style:style>
    <style:style style:name="T1" style:family="text">
      <style:text-properties fo:font-family="'Lucida Sans Typewriter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'Lucida Sans Typewriter'" style:font-family-generic="modern" style:font-pitch="fixed" fo:font-size="6pt" fo:font-style="italic" style:font-size-asian="6pt" style:font-style-asian="italic" style:font-size-complex="6pt" style:font-style-complex="italic"/>
    </style:style>
    <style:style style:name="T3" style:family="text">
      <style:text-properties fo:font-family="'Lucida Sans Typewriter'" style:font-family-generic="modern" style:font-pitch="fixed" fo:font-size="3pt" style:font-size-asian="3pt" style:font-size-complex="3pt"/>
    </style:style>
    <style:style style:name="T4" style:family="text">
      <style:text-properties fo:font-family="'Lucida Sans Typewriter'" style:font-family-generic="modern" style:font-pitch="fixed" fo:font-size="6pt" style:font-size-asian="6pt" style:font-size-complex="6pt"/>
    </style:style>
    <style:style style:name="T5" style:family="text">
      <style:text-properties fo:font-family="'Lucida Sans Typewriter'" style:font-family-generic="modern" style:font-pitch="fixed" fo:font-size="3pt" fo:font-style="italic" style:font-size-asian="3pt" style:font-style-asian="italic" style:font-size-complex="3pt" style:font-style-complex="italic"/>
    </style:style>
    <style:style style:name="T6" style:family="text">
      <style:text-properties fo:font-family="'Lucida Sans Typewriter'" style:font-family-generic="modern" style:font-pitch="fixed" fo:font-size="6pt" fo:font-style="normal" style:font-size-asian="6pt" style:font-style-asian="normal" style:font-size-complex="6pt" style:font-style-complex="normal"/>
    </style:style>
    <style:style style:name="T7" style:family="text">
      <style:text-properties fo:font-family="'Lucida Sans'" style:font-family-generic="swiss" style:font-pitch="variable" fo:font-weight="bold" style:font-weight-asian="bold" style:font-weight-complex="bold"/>
    </style:style>
    <style:style style:name="T8" style:family="text">
      <style:text-properties fo:font-family="'Lucida Sans Typewriter'" style:font-family-generic="modern" style:font-pitch="fixed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8cm" svg:height="26.4cm" svg:x="11cm" svg:y="1.1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6cm" svg:height="3cm" svg:x="12cm" svg:y="2.6cm">
            <text:p text:style-name="P7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cm" svg:height="0.657cm" svg:x="13.6cm" svg:y="2.6cm">
            <draw:text-box>
              <text:p text:style-name="P2"><text:span text:style-name="T1">ProgramArea</text:span></text:p>
            </draw:text-box>
          </draw:frame>
          <draw:line draw:style-name="gr4" draw:text-style-name="P1" draw:layer="layout" svg:x1="12cm" svg:y1="3.2cm" svg:x2="18cm" svg:y2="3.2cm">
            <text:p text:style-name="P7"/>
          </draw:line>
          <draw:frame draw:style-name="gr5" draw:text-style-name="P5" draw:layer="layout" svg:width="4.312cm" svg:height="1.81cm" svg:x="12.069cm" svg:y="3.4cm">
            <draw:text-box>
              <text:p text:style-name="P4"><text:span text:style-name="T2">METHOD</text:span></text:p>
              <text:p text:style-name="P4"><text:span text:style-name="T3"/></text:p>
              <text:p text:style-name="P4"><text:span text:style-name="T4">get_instruction(int) string</text:span></text:p>
              <text:p text:style-name="P4"><text:span text:style-name="T4">get_function_index(string) int</text:span></text:p>
              <text:p text:style-name="P4"><text:span text:style-name="T4">add_instruction(string) int</text:span></text:p>
            </draw:text-box>
          </draw:frame>
        </draw:g>
        <draw:g>
          <draw:custom-shape draw:style-name="gr2" draw:text-style-name="P1" draw:layer="layout" svg:width="6cm" svg:height="7cm" svg:x="12cm" svg:y="5.8cm">
            <text:p text:style-name="P7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cm" svg:height="0.657cm" svg:x="12.8cm" svg:y="5.8cm">
            <draw:text-box>
              <text:p text:style-name="P2"><text:span text:style-name="T1">GlobalVariablesArea</text:span></text:p>
            </draw:text-box>
          </draw:frame>
          <draw:line draw:style-name="gr4" draw:text-style-name="P1" draw:layer="layout" svg:x1="12cm" svg:y1="6.4cm" svg:x2="18cm" svg:y2="6.4cm">
            <text:p text:style-name="P7"/>
          </draw:line>
          <draw:frame draw:style-name="gr5" draw:text-style-name="P5" draw:layer="layout" svg:width="5.201cm" svg:height="5.553cm" svg:x="12.069cm" svg:y="6.6cm">
            <draw:text-box>
              <text:p text:style-name="P4"><text:span text:style-name="T2">METHOD</text:span></text:p>
              <text:p text:style-name="P4"><text:span text:style-name="T3"/></text:p>
              <text:p text:style-name="P4"><text:span text:style-name="T4">add_variable_S(string, int16_t) void</text:span></text:p>
              <text:p text:style-name="P4"><text:span text:style-name="T4">add_variable_C(string, uint16_t) void</text:span></text:p>
              <text:p text:style-name="P4"><text:span text:style-name="T4">add_variable_I(string, int32_t) void</text:span></text:p>
              <text:p text:style-name="P4"><text:span text:style-name="T4">add_variable_J(string, int64_t) void</text:span></text:p>
              <text:p text:style-name="P4"><text:span text:style-name="T3"/></text:p>
              <text:p text:style-name="P4"><text:span text:style-name="T4">set_variable_S(string, int16_t) void</text:span></text:p>
              <text:p text:style-name="P4"><text:span text:style-name="T4">set_variable_C(string, uint16_t) void</text:span></text:p>
              <text:p text:style-name="P4"><text:span text:style-name="T4">set_variable_I(string, int32_t) void</text:span></text:p>
              <text:p text:style-name="P4"><text:span text:style-name="T4">set_variable_J(string, int64_t) void</text:span></text:p>
              <text:p text:style-name="P4"><text:span text:style-name="T3"/></text:p>
              <text:p text:style-name="P4"><text:span text:style-name="T4">get_variable_S(string) int16_t</text:span></text:p>
              <text:p text:style-name="P4"><text:span text:style-name="T4">get_variable_C(string) uint16_t</text:span></text:p>
              <text:p text:style-name="P4"><text:span text:style-name="T4">get_variable_I(string) int32_t</text:span></text:p>
              <text:p text:style-name="P4"><text:span text:style-name="T4">get_variable_J(string) int64_t</text:span></text:p>
            </draw:text-box>
          </draw:frame>
        </draw:g>
        <draw:g draw:id="id1">
          <draw:custom-shape draw:style-name="gr2" draw:text-style-name="P1" draw:layer="layout" svg:width="6cm" svg:height="8.5cm" svg:x="12cm" svg:y="13cm">
            <text:p text:style-name="P7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2cm" svg:height="0.657cm" svg:x="13.6cm" svg:y="13cm">
            <draw:text-box>
              <text:p text:style-name="P2"><text:span text:style-name="T1">SystemStack</text:span></text:p>
            </draw:text-box>
          </draw:frame>
          <draw:line draw:style-name="gr4" draw:text-style-name="P1" draw:layer="layout" svg:x1="12cm" svg:y1="13.6cm" svg:x2="18cm" svg:y2="13.6cm">
            <text:p text:style-name="P7"/>
          </draw:line>
          <draw:frame draw:style-name="gr5" draw:text-style-name="P5" draw:layer="layout" svg:width="5.709cm" svg:height="7.23cm" svg:x="12.069cm" svg:y="13.8cm">
            <draw:text-box>
              <text:p text:style-name="P4"><text:span text:style-name="T2">METHOD</text:span></text:p>
              <text:p text:style-name="P4"><text:span text:style-name="T3"/></text:p>
              <text:p text:style-name="P4"><text:span text:style-name="T4">pop_ar() void</text:span></text:p>
              <text:p text:style-name="P4"><text:span text:style-name="T4">push_ar() void</text:span></text:p>
              <text:p text:style-name="P4"><text:span text:style-name="T3"/></text:p>
              <text:p text:style-name="P4"><text:span text:style-name="T4">set_pc(int) void</text:span></text:p>
              <text:p text:style-name="P4"><text:span text:style-name="T4">get_pc() int</text:span></text:p>
              <text:p text:style-name="P4"><text:span text:style-name="T4">inc_pc() void</text:span></text:p>
              <text:p text:style-name="P4"><text:span text:style-name="T3"/></text:p>
              <text:p text:style-name="P4"><text:span text:style-name="T4">set_variable_int(uint16_t, int32_t) void</text:span></text:p>
              <text:p text:style-name="P4"><text:span text:style-name="T4">set_variable_long(uint16_t, int64_t) void</text:span></text:p>
              <text:p text:style-name="P4"><text:span text:style-name="T3"/></text:p>
              <text:p text:style-name="P4"><text:span text:style-name="T4">get_variable_int(uint16_t) int32_t</text:span></text:p>
              <text:p text:style-name="P4"><text:span text:style-name="T4">get_variable_long(uint16_t) int64_t</text:span></text:p>
              <text:p text:style-name="P4"><text:span text:style-name="T3"/></text:p>
              <text:p text:style-name="P4"><text:span text:style-name="T4">op_stack_push_int(int32_t) void</text:span></text:p>
              <text:p text:style-name="P4"><text:span text:style-name="T4">op_stack_push_long(int64_t) void</text:span></text:p>
              <text:p text:style-name="P4"><text:span text:style-name="T4">op_stack_push_string(string) void</text:span></text:p>
              <text:p text:style-name="P4"><text:span text:style-name="T4">op_stack_push_ref(string, void*) void</text:span></text:p>
              <text:p text:style-name="P4"><text:span text:style-name="T3"/></text:p>
              <text:p text:style-name="P4"><text:span text:style-name="T4">op_stack_top() pair&lt;string, void*&gt;</text:span></text:p>
              <text:p text:style-name="P4"><text:span text:style-name="T4">op_stack_pop() void</text:span></text:p>
            </draw:text-box>
          </draw:frame>
        </draw:g>
        <draw:g draw:id="id2">
          <draw:custom-shape draw:style-name="gr2" draw:text-style-name="P1" draw:layer="layout" svg:width="6cm" svg:height="5.5cm" svg:x="12cm" svg:y="21.7cm">
            <text:p text:style-name="P7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4cm" svg:height="0.657cm" svg:x="13cm" svg:y="21.7cm">
            <draw:text-box>
              <text:p text:style-name="P2"><text:span text:style-name="T1">ActivationRecord</text:span></text:p>
            </draw:text-box>
          </draw:frame>
          <draw:line draw:style-name="gr4" draw:text-style-name="P1" draw:layer="layout" svg:x1="12cm" svg:y1="22.3cm" svg:x2="18cm" svg:y2="22.3cm">
            <text:p text:style-name="P7"/>
          </draw:line>
          <draw:frame draw:style-name="gr5" draw:text-style-name="P6" draw:layer="layout" svg:width="5.709cm" svg:height="4.053cm" svg:x="12.069cm" svg:y="22.5cm">
            <draw:text-box>
              <text:p text:style-name="P4"><text:span text:style-name="T2">FIELD</text:span></text:p>
              <text:p text:style-name="P4"><text:span text:style-name="T5"/></text:p>
              <text:p text:style-name="P4"><text:span text:style-name="T6">unsigned int PC</text:span></text:p>
              <text:p text:style-name="P4"><text:span text:style-name="T6">stack&lt;pair&lt;string,void*&gt;&gt; Operand_stack</text:span></text:p>
              <text:p text:style-name="P4"><text:span text:style-name="T6"/></text:p>
              <text:p text:style-name="P4"><text:span text:style-name="T2">METHOD</text:span></text:p>
              <text:p text:style-name="P4"><text:span text:style-name="T5"/></text:p>
              <text:p text:style-name="P4"><text:span text:style-name="T6">set_variable_int(uint16_t, int32_t) void</text:span></text:p>
              <text:p text:style-name="P4"><text:span text:style-name="T4">set_variable_long(uint16_t, int64_t) void</text:span></text:p>
              <text:p text:style-name="P4"><text:span text:style-name="T3"/></text:p>
              <text:p text:style-name="P4"><text:span text:style-name="T4">get_variable_int(uint16_t) int32_t</text:span></text:p>
              <text:p text:style-name="P4"><text:span text:style-name="T4">get_variable_long(uint16_t) int64_t</text:span></text:p>
            </draw:text-box>
          </draw:frame>
        </draw:g>
        <draw:frame draw:style-name="gr5" draw:text-style-name="P8" draw:layer="layout" svg:width="2.729cm" svg:height="0.992cm" svg:x="13.5cm" svg:y="1.2cm">
          <draw:text-box>
            <text:p text:style-name="P7"><text:span text:style-name="T7">CLASSI</text:span></text:p>
          </draw:text-box>
        </draw:frame>
        <draw:custom-shape draw:style-name="gr1" draw:text-style-name="P1" draw:layer="layout" svg:width="7cm" svg:height="26.4cm" svg:x="1.1cm" svg:y="1.1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3.66cm" svg:height="0.992cm" svg:x="2.7cm" svg:y="1.208cm">
          <draw:text-box>
            <text:p text:style-name="P7"><text:span text:style-name="T7">FUNZIONI</text:span></text:p>
          </draw:text-box>
        </draw:frame>
        <draw:custom-shape draw:style-name="gr2" draw:text-style-name="P1" draw:layer="layout" svg:width="5cm" svg:height="4.8cm" svg:x="2cm" svg:y="2.6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1.772cm" svg:height="0.657cm" svg:x="2.128cm" svg:y="2.7cm">
          <draw:text-box>
            <text:p text:style-name="P7"><text:span text:style-name="T1">main()</text:span></text:p>
          </draw:text-box>
        </draw:frame>
        <draw:line draw:style-name="gr6" draw:text-style-name="P1" draw:layer="layout" svg:x1="6.7cm" svg:y1="4.2cm" svg:x2="12cm" svg:y2="3cm">
          <text:p text:style-name="P7"/>
        </draw:line>
        <draw:connector draw:style-name="gr6" draw:text-style-name="P1" draw:layer="layout" draw:line-skew="0.975cm" svg:x1="18cm" svg:y1="17.25cm" svg:x2="18cm" svg:y2="24.45cm" draw:start-shape="id1" draw:end-shape="id2">
          <text:p text:style-name="P7"/>
        </draw:connector>
        <draw:frame draw:style-name="gr7" draw:text-style-name="P11" draw:layer="layout" svg:width="4.812cm" svg:height="3.251cm" svg:x="2.088cm" svg:y="3.4cm">
          <draw:text-box>
            <text:p text:style-name="P10"><text:span text:style-name="T4">- Legge da file il programma</text:span></text:p>
            <text:p text:style-name="P10"><text:span text:style-name="T4"/></text:p>
            <text:p text:style-name="P10"><text:span text:style-name="T4">- Mette le istruzione nell'area </text:span></text:p>
            <text:p text:style-name="P10"><text:span text:style-name="T4"><text:s text:c="2"/></text:span><text:span text:style-name="T4">programma</text:span></text:p>
            <text:p text:style-name="P10"><text:span text:style-name="T4"/></text:p>
            <text:p text:style-name="P10"><text:span text:style-name="T4">- Inizializza le variabili </text:span></text:p>
            <text:p text:style-name="P10"><text:span text:style-name="T4"><text:s text:c="2"/></text:span><text:span text:style-name="T4">globali</text:span></text:p>
            <text:p text:style-name="P10"><text:span text:style-name="T4"/></text:p>
            <text:p text:style-name="P10"><text:span text:style-name="T4">- Costruisce il primo RdA</text:span></text:p>
            <text:p text:style-name="P10"><text:span text:style-name="T4"/></text:p>
            <text:p text:style-name="P10"><text:span text:style-name="T4">- Passa il controllo alla</text:span></text:p>
            <text:p text:style-name="P10"><text:span text:style-name="T4"><text:s text:c="2"/></text:span><text:span text:style-name="T4">funzione esecutore</text:span></text:p>
          </draw:text-box>
        </draw:frame>
        <draw:line draw:style-name="gr6" draw:text-style-name="P1" draw:layer="layout" svg:x1="6.7cm" svg:y1="5cm" svg:x2="12cm" svg:y2="6.5cm">
          <text:p text:style-name="P7"/>
        </draw:line>
        <draw:line draw:style-name="gr6" draw:text-style-name="P1" draw:layer="layout" svg:x1="6.7cm" svg:y1="5.7cm" svg:x2="12cm" svg:y2="14cm">
          <text:p text:style-name="P7"/>
        </draw:line>
        <draw:custom-shape draw:style-name="gr2" draw:text-style-name="P1" draw:layer="layout" svg:width="5cm" svg:height="4.8cm" svg:x="2cm" svg:y="11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2.83cm" svg:height="0.657cm" svg:x="2.128cm" svg:y="11.1cm">
          <draw:text-box>
            <text:p text:style-name="P7"><text:span text:style-name="T1">esecutore()</text:span></text:p>
          </draw:text-box>
        </draw:frame>
        <draw:frame draw:style-name="gr7" draw:text-style-name="P11" draw:layer="layout" svg:width="4.812cm" svg:height="3.251cm" svg:x="2.088cm" svg:y="11.801cm">
          <draw:text-box>
            <text:p text:style-name="P10"><text:span text:style-name="T4">- Controlla se lo stack di </text:span></text:p>
            <text:p text:style-name="P10"><text:span text:style-name="T4"><text:s text:c="2"/></text:span><text:span text:style-name="T4">sistema è vuoto</text:span></text:p>
            <text:p text:style-name="P10"><text:span text:style-name="T4"/></text:p>
            <text:p text:style-name="P10"><text:span text:style-name="T4">- Prende il valore del PC dal </text:span></text:p>
            <text:p text:style-name="P10"><text:span text:style-name="T8"><text:s text:c="2"/></text:span><text:span text:style-name="T8">primo RdA sullo stack</text:span></text:p>
            <text:p text:style-name="P10"><text:span text:style-name="T8"/></text:p>
            <text:p text:style-name="P10"><text:span text:style-name="T8">- Legge l'istruzione puntata dal</text:span></text:p>
            <text:p text:style-name="P10"><text:span text:style-name="T8"><text:s text:c="2"/></text:span><text:span text:style-name="T8">PC</text:span></text:p>
            <text:p text:style-name="P10"><text:span text:style-name="T8"/></text:p>
            <text:p text:style-name="P10"><text:span text:style-name="T8">- Incrementa il PC</text:span></text:p>
            <text:p text:style-name="P10"><text:span text:style-name="T8"/></text:p>
            <text:p text:style-name="P10"><text:span text:style-name="T8">- Esegue l'istruzione</text:span></text:p>
          </draw:text-box>
        </draw:frame>
        <draw:line draw:style-name="gr6" draw:text-style-name="P1" draw:layer="layout" svg:x1="6.7cm" svg:y1="6.2cm" svg:x2="6.7cm" svg:y2="11cm">
          <text:p text:style-name="P7"/>
        </draw:line>
        <draw:line draw:style-name="gr6" draw:text-style-name="P1" draw:layer="layout" svg:x1="6.7cm" svg:y1="12.1cm" svg:x2="12cm" svg:y2="14.5cm">
          <text:p text:style-name="P7"/>
        </draw:line>
        <draw:line draw:style-name="gr6" draw:text-style-name="P1" draw:layer="layout" svg:x1="6.7cm" svg:y1="12.9cm" svg:x2="12cm" svg:y2="15cm">
          <text:p text:style-name="P7"/>
        </draw:line>
        <draw:line draw:style-name="gr6" draw:text-style-name="P1" draw:layer="layout" svg:x1="6.7cm" svg:y1="13.6cm" svg:x2="12cm" svg:y2="3.5cm">
          <text:p text:style-name="P7"/>
        </draw:line>
        <draw:line draw:style-name="gr6" draw:text-style-name="P1" draw:layer="layout" svg:x1="6.7cm" svg:y1="14.3cm" svg:x2="12cm" svg:y2="15.5cm">
          <text:p text:style-name="P7"/>
        </draw:line>
        <draw:line draw:style-name="gr6" draw:text-style-name="P1" draw:layer="layout" svg:x1="6.7cm" svg:y1="14.9cm" svg:x2="12cm" svg:y2="4cm">
          <text:p text:style-name="P7"/>
        </draw:line>
        <draw:line draw:style-name="gr6" draw:text-style-name="P1" draw:layer="layout" svg:x1="6.7cm" svg:y1="14.9cm" svg:x2="12cm" svg:y2="7cm">
          <text:p text:style-name="P7"/>
        </draw:line>
        <draw:line draw:style-name="gr6" draw:text-style-name="P1" draw:layer="layout" svg:x1="6.7cm" svg:y1="14.9cm" svg:x2="12cm" svg:y2="16cm">
          <text:p text:style-name="P7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11-17T09:51:21</meta:creation-date>
    <dc:date>2008-12-27T19:59:46</dc:date>
    <meta:editing-cycles>10</meta:editing-cycles>
    <meta:editing-duration>PT14H7M52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